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0000001AB65EC06E8ED7CD8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.02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2" draw:text-style-name="P1" draw:layer="layout" svg:width="0.635cm" svg:height="0.635cm" svg:x="14.505cm" svg:y="11.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2" draw:text-style-name="P1" draw:layer="layout" svg:width="0.635cm" svg:height="0.635cm" svg:x="10.995cm" svg:y="7.6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635cm" svg:height="0.635cm" svg:x="1.17cm" svg:y="3.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635cm" svg:height="0.635cm" svg:x="1.17cm" svg:y="7.6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635cm" svg:height="0.635cm" svg:x="1.17cm" svg:y="11.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4" draw:text-style-name="P1" draw:layer="layout" svg:width="0.735cm" svg:height="0.635cm" svg:x="14.505cm" svg:y="3.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2" draw:text-style-name="P1" draw:layer="layout" svg:width="0.635cm" svg:height="0.635cm" svg:x="18.305cm" svg:y="5.9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2" draw:text-style-name="P1" draw:layer="layout" svg:width="0.635cm" svg:height="0.635cm" svg:x="18.305cm" svg:y="9.1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635cm" svg:height="0.635cm" svg:x="26.135cm" svg:y="7.3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044cm" svg:height="10.31cm" svg:x="0.261cm" svg:y="2.786cm">
          <draw:image xlink:href="Pictures/1000000100000460000001AB65EC06E8ED7CD8C8.png" xlink:type="simple" xlink:show="embed" xlink:actuate="onLoad" draw:mime-type="image/png">
            <text:p/>
          </draw:image>
        </draw:frame>
        <draw:custom-shape draw:style-name="gr2" draw:text-style-name="P1" draw:layer="layout" svg:width="0.635cm" svg:height="0.635cm" svg:x="14.505cm" svg:y="11.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0:12:50.750120433</meta:creation-date>
    <dc:date>2022-12-29T14:48:39.186159857</dc:date>
    <meta:editing-duration>PT1H6M35S</meta:editing-duration>
    <meta:editing-cycles>2</meta:editing-cycles>
    <meta:generator>LibreOffice/7.4.2.3$Linux_X86_64 LibreOffice_project/40$Build-3</meta:generator>
    <meta:document-statistic meta:object-count="49"/>
  </office:meta>
</office:document-meta>
</file>